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BLACK SLACKS</text:p>
      <text:p text:style-name="Preformatted_20_Text"/>
      <text:p text:style-name="Preformatted_20_Text">(Joe Bennett -  Jimmy Denton)</text:p>
      <text:p text:style-name="Preformatted_20_Text">THE SPARKLETONES (ABC 9837, 1957) </text:p>
      <text:p text:style-name="Preformatted_20_Text">Brrrrr, black slacks,</text:p>
      <text:p text:style-name="Preformatted_20_Text">Brrrrr, black slacks,</text:p>
      <text:p text:style-name="Preformatted_20_Text">Brrrrr, black slacks, make a cool daddy-o</text:p>
      <text:p text:style-name="Preformatted_20_Text">When I put them on I'm a-rarin' to go</text:p>
      <text:p text:style-name="Preformatted_20_Text">When I go places, I just don't care</text:p>
      <text:p text:style-name="Preformatted_20_Text">You'd know why if you'd see what I wear</text:p>
      <text:p text:style-name="Preformatted_20_Text">Black slacks A-fourteen</text:p>
      <text:p text:style-name="Preformatted_20_Text">Black slacks, really are keen</text:p>
      <text:p text:style-name="Preformatted_20_Text">Black slacks, make a cool daddy-o</text:p>
      <text:p text:style-name="Preformatted_20_Text">When I put them on I'm a-rarin' to go</text:p>
      <text:p text:style-name="Preformatted_20_Text">Brrrrr, black slacks,</text:p>
      <text:p text:style-name="Preformatted_20_Text">Brrrrr, black slacks,</text:p>
      <text:p text:style-name="Preformatted_20_Text">Brrrrr, black slacks, make a cool daddy-o</text:p>
      <text:p text:style-name="Preformatted_20_Text">When I put them on I'm a-rarin' to go</text:p>
      <text:p text:style-name="Preformatted_20_Text"/>
      <text:p text:style-name="Preformatted_20_Text">The girls all look when I go by</text:p>
      <text:p text:style-name="Preformatted_20_Text">It's what I wear that makes them sigh</text:p>
      <text:p text:style-name="Preformatted_20_Text">Black slacks, I wear a red bow-tie</text:p>
      <text:p text:style-name="Preformatted_20_Text">Black slacks, they say "Me, Oh my!"</text:p>
      <text:p text:style-name="Preformatted_20_Text">Black slacks, with a cat-chain down to my knees</text:p>
      <text:p text:style-name="Preformatted_20_Text">I ain't nothin' but a real cool breeze</text:p>
      <text:p text:style-name="Preformatted_20_Text">Brrrrr, black slacks,</text:p>
      <text:p text:style-name="Preformatted_20_Text">Brrrrr, black slacks,</text:p>
      <text:p text:style-name="Preformatted_20_Text">Brrrrr, black slacks, make a cool daddy-o</text:p>
      <text:p text:style-name="Preformatted_20_Text">When I put them on I'm a-rarin' to go</text:p>
      <text:p text:style-name="Preformatted_20_Text">Man you ought to see me with my derby on</text:p>
      <text:p text:style-name="Preformatted_20_Text">I know that you would say, "He's gone!"</text:p>
      <text:p text:style-name="Preformatted_20_Text">Black slacks, mostly in the head</text:p>
      <text:p text:style-name="Preformatted_20_Text">Black slacks, well that's what I said</text:p>
      <text:p text:style-name="Preformatted_20_Text">Black slacks, I'm the cat's pajamas</text:p>
      <text:p text:style-name="Preformatted_20_Text">Gonna run around with crazy little mamas </text:p>
      <text:p text:style-name="Preformatted_20_Text">Chorus: B-B-B-B-Black slacks (Repeat 5 times) </text:p>
      <text:p text:style-name="Preformatted_20_Text">Black slacks, play it cool daddy-o</text:p>
      <text:p text:style-name="Preformatted_20_Text">When I put 'em on I'm a-rarin' to g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document-statistic meta:table-count="0" meta:image-count="0" meta:object-count="0" meta:page-count="1" meta:paragraph-count="36" meta:word-count="230" meta:character-count="1193"/>
    <dc:date>2009-04-29T17:36:16</dc:date>
    <dc:creator>rodolfoap</dc:creator>
    <meta:editing-duration>PT00H02M30S</meta:editing-duration>
    <meta:editing-cycles>1</meta:editing-cycles>
    <meta:user-defined meta:name="Info 1"/>
    <meta:user-defined meta:name="Info 2"/>
    <meta:user-defined meta:name="Info 3"/>
    <meta:user-defined meta:name="Info 4"/>
  </office:meta>
</office:document-meta>
</file>